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Лист1" table:style-name="ta1">
        <table:shapes>
          <draw:frame draw:z-index="0" draw:style-name="gr1" svg:width="6.2988in" svg:height="3.5429in" svg:x="0.0394in" svg:y="1.1563in">
            <draw:object draw:notify-on-update-of-ranges="Лист1.A1:Лист1.A1 Лист1.A2:Лист1.A6 Лист1.B1:Лист1.B1 Лист1.B2:Лист1.B6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>
            <text:p>Статья затрат</text:p>
          </table:table-cell>
          <table:table-cell office:value-type="string">
            <text:p>Сумма, руб.</text:p>
          </table:table-cell>
        </table:table-row>
        <table:table-row table:style-name="ro1">
          <table:table-cell office:value-type="string">
            <text:p>Материальные затраты</text:p>
          </table:table-cell>
          <table:table-cell office:value-type="float" office:value="860">
            <text:p>860</text:p>
          </table:table-cell>
        </table:table-row>
        <table:table-row table:style-name="ro1">
          <table:table-cell office:value-type="string">
            <text:p>Амортизационные отчисления</text:p>
          </table:table-cell>
          <table:table-cell office:value-type="float" office:value="3707">
            <text:p>3707</text:p>
          </table:table-cell>
        </table:table-row>
        <table:table-row table:style-name="ro1">
          <table:table-cell office:value-type="string">
            <text:p>Заработная плата</text:p>
          </table:table-cell>
          <table:table-cell office:value-type="float" office:value="259610">
            <text:p>259610</text:p>
          </table:table-cell>
        </table:table-row>
        <table:table-row table:style-name="ro1">
          <table:table-cell office:value-type="string">
            <text:p>Отчисления в фонды</text:p>
          </table:table-cell>
          <table:table-cell office:value-type="float" office:value="77883">
            <text:p>77883</text:p>
          </table:table-cell>
        </table:table-row>
        <table:table-row table:style-name="ro1">
          <table:table-cell office:value-type="string">
            <text:p>Прочие затраты</text:p>
          </table:table-cell>
          <table:table-cell office:value-type="float" office:value="5600">
            <text:p>56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29">00/00/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29T00:59:26.29</meta:creation-date>
    <dc:date>2013-04-29T01:07:43.05</dc:date>
    <meta:editing-duration>PT3M56S</meta:editing-duration>
    <meta:editing-cycles>2</meta:editing-cycles>
    <meta:generator>LibreOffice/3.6$Windows_x86 LibreOffice_project/f969faf-c24b504-8c77064-174276e-40b382</meta:generator>
    <meta:document-statistic meta:table-count="1" meta:cell-count="1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right-angled-axes="true"/>
    </style:style>
    <style:style style:name="ch5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fill-color="#004586" dr3d:edge-rounding="5%"/>
      <style:text-properties fo:font-size="10pt" style:font-size-asian="10pt" style:font-size-complex="10pt"/>
    </style:style>
    <style:style style:name="ch9" style:family="chart">
      <style:graphic-properties draw:fill-color="#004586"/>
    </style:style>
    <style:style style:name="ch10" style:family="chart"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graphic-properties draw:fill-color="#579d1c"/>
    </style:style>
    <style:style style:name="ch13" style:family="chart">
      <style:graphic-properties draw:fill-color="#7e0021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title svg:x="6.118cm" svg:y="0.316cm" chart:style-name="ch2">
          <text:p>Структура затрат</text:p>
        </chart:title>
        <chart:legend chart:legend-position="end" svg:x="10.482cm" svg:y="3.14cm" style:legend-expansion="high" chart:style-name="ch3"/>
        <chart:plot-area chart:style-name="ch4" table:cell-range-address="Лист1.A1:Лист1.B6" chart:data-source-has-labels="both" svg:x="0.32cm" svg:y="1.455cm" svg:width="9.842cm" svg:height="7.365cm">
          <chartooo:coordinate-region svg:x="1.559cm" svg:y="1.456cm" svg:width="7.364cm" svg:height="7.364cm"/>
          <chart:axis chart:dimension="x" chart:name="primary-x" chart:style-name="ch5" chartooo:axis-type="auto">
            <chartooo:date-scale/>
            <chart:categories table:cell-range-address="Лист1.A2:Лист1.A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Лист1.B2:Лист1.B6" chart:label-cell-address="Лист1.B1:Лист1.B1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умма, руб.</text:p>
                <draw:g>
                  <svg:desc>Лист1.B1:Лист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Материальные затраты</text:p>
                <draw:g>
                  <svg:desc>Лист1.A2:Лист1.A6</svg:desc>
                </draw:g>
              </table:table-cell>
              <table:table-cell office:value-type="float" office:value="860">
                <text:p>860</text:p>
                <draw:g>
                  <svg:desc>Лист1.B2:Лист1.B6</svg:desc>
                </draw:g>
              </table:table-cell>
            </table:table-row>
            <table:table-row>
              <table:table-cell office:value-type="string">
                <text:p>Амортизационные отчисления</text:p>
              </table:table-cell>
              <table:table-cell office:value-type="float" office:value="3707">
                <text:p>3707</text:p>
              </table:table-cell>
            </table:table-row>
            <table:table-row>
              <table:table-cell office:value-type="string">
                <text:p>Заработная плата</text:p>
              </table:table-cell>
              <table:table-cell office:value-type="float" office:value="259610">
                <text:p>259610</text:p>
              </table:table-cell>
            </table:table-row>
            <table:table-row>
              <table:table-cell office:value-type="string">
                <text:p>Отчисления в фонды</text:p>
              </table:table-cell>
              <table:table-cell office:value-type="float" office:value="77883">
                <text:p>77883</text:p>
              </table:table-cell>
            </table:table-row>
            <table:table-row>
              <table:table-cell office:value-type="string">
                <text:p>Прочие затраты</text:p>
              </table:table-cell>
              <table:table-cell office:value-type="float" office:value="5600">
                <text:p>56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Windows_x86 LibreOffice_project/f969faf-c24b504-8c77064-174276e-40b38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